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Selector.release( 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orSelector.setRoleManager( RoleManager role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Selec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Selector.compose( Component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atorSelector.removeGenerator( Object 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orSelect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atorSelector.select( Object h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atorSelector.addGenerator( ComponentManager newManager , Object hint , Program gene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atorSelector.setLoggerManager( final LoggerManager logk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orSelector.setLogKitManager( final LogKitManager logk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